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droid-sans" svg:font-family="droid-sans, Arial, sans-serif"/>
  </office:font-face-decls>
  <office:automatic-styles>
    <style:style style:name="P1"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09c110" officeooo:paragraph-rsid="0009c110"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loext:opacity="100%" fo:font-size="14pt" style:text-underline-style="none" fo:font-weight="normal" officeooo:rsid="0009c110" officeooo:paragraph-rsid="0009c110"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color="#000000" loext:opacity="100%" fo:font-size="14pt" style:text-underline-style="none" fo:font-weight="normal" officeooo:rsid="000a6e3b" officeooo:paragraph-rsid="000a6e3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color="#000000" loext:opacity="100%" fo:font-size="14pt" style:text-underline-style="none" fo:font-weight="normal" officeooo:rsid="000f9f90" officeooo:paragraph-rsid="000f9f9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color="#000000" loext:opacity="100%" fo:font-size="15pt" style:text-underline-style="solid" style:text-underline-width="auto" style:text-underline-color="font-color" fo:font-weight="bold" officeooo:rsid="000a6e3b" officeooo:paragraph-rsid="000a6e3b" style:font-size-asian="15pt" style:font-weight-asian="bold" style:font-size-complex="15pt" style:font-weight-complex="bold"/>
    </style:style>
    <style:style style:name="P6" style:family="paragraph" style:parent-style-name="Standard">
      <style:paragraph-properties fo:text-align="start" style:justify-single-word="false"/>
      <style:text-properties fo:color="#000000" loext:opacity="100%" style:text-line-through-style="none" style:text-line-through-type="none" fo:font-size="15pt" style:text-underline-style="solid" style:text-underline-width="auto" style:text-underline-color="font-color" fo:font-weight="bold" officeooo:rsid="000a6e3b" officeooo:paragraph-rsid="000a6e3b" style:font-size-asian="15pt" style:font-weight-asian="bold" style:font-size-complex="15pt" style:font-weight-complex="bold"/>
    </style:style>
    <style:style style:name="P7" style:family="paragraph" style:parent-style-name="Standard" style:list-style-name="L1">
      <style:paragraph-properties fo:text-align="start" style:justify-single-word="false"/>
      <style:text-properties fo:color="#000000" loext:opacity="100%" fo:font-size="14pt" style:text-underline-style="none" fo:font-weight="normal" officeooo:rsid="000a6e3b" officeooo:paragraph-rsid="000a6e3b"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000000" loext:opacity="100%" fo:font-size="14pt" style:text-underline-style="none" fo:font-weight="normal" officeooo:rsid="000a6e3b" officeooo:paragraph-rsid="000a6e3b"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000000" loext:opacity="100%" fo:font-size="14pt" style:text-underline-style="none" fo:font-weight="normal" officeooo:rsid="000a6e3b" officeooo:paragraph-rsid="0010e8b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000000" loext:opacity="100%" fo:font-size="15pt" style:text-underline-style="solid" style:text-underline-width="auto" style:text-underline-color="font-color" fo:font-weight="bold" officeooo:rsid="000a6e3b" officeooo:paragraph-rsid="0010e8b0" style:font-size-asian="15pt" style:font-weight-asian="bold" style:font-size-complex="15pt" style:font-weight-complex="bold"/>
    </style:style>
    <style:style style:name="P11" style:family="paragraph" style:parent-style-name="Standard">
      <style:paragraph-properties fo:text-align="start" style:justify-single-word="false"/>
      <style:text-properties officeooo:paragraph-rsid="0010e8b0"/>
    </style:style>
    <style:style style:name="P12" style:family="paragraph" style:parent-style-name="Standard">
      <style:paragraph-properties fo:text-align="start" style:justify-single-word="false"/>
      <style:text-properties officeooo:rsid="0010e8b0" officeooo:paragraph-rsid="0010e8b0"/>
    </style:style>
    <style:style style:name="T1" style:family="text">
      <style:text-properties officeooo:rsid="000d290b"/>
    </style:style>
    <style:style style:name="T2" style:family="text">
      <style:text-properties officeooo:rsid="0010e8b0"/>
    </style:style>
    <style:style style:name="T3" style:family="text">
      <style:text-properties fo:font-variant="normal" fo:text-transform="none" fo:color="#ffffff" loext:opacity="100%" style:font-name="droid-sans" fo:font-size="9.5pt" fo:letter-spacing="normal" fo:font-style="normal" fo:font-weight="bold"/>
    </style:style>
    <style:style style:name="T4" style:family="text">
      <style:text-properties fo:color="#000000" loext:opacity="100%" fo:font-size="14pt" style:text-underline-style="none" fo:font-weight="normal" style:font-size-asian="12.25pt" style:font-weight-asian="normal" style:font-size-complex="14pt" style:font-weight-complex="normal"/>
    </style:style>
    <style:style style:name="T5" style:family="text">
      <style:text-properties fo:color="#000000" loext:opacity="100%" fo:font-size="14pt" style:text-underline-style="none" fo:font-weight="normal" officeooo:rsid="0010e8b0" style:font-size-asian="12.25pt" style:font-weight-asian="normal" style:font-size-complex="14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 Jeu Godot</text:p>
      <text:p text:style-name="P1"/>
      <text:p text:style-name="P2"/>
      <text:p text:style-name="P6">Principe du jeu :</text:p>
      <text:list text:style-name="L1">
        <text:list-header>
          <text:p text:style-name="P7"/>
          <text:p text:style-name="P7">Mon jeu est un jeu de plateforme assez basique. On joue Gary, un personnage anthropomorphe et son but est d’aller vers l’avant… <text:span text:style-name="T1">Le but du jeu est dans un premier temps de ne pas mourir</text:span>. Des pièges sont disposés sur la carte, ceux-ci vont blesser Gary, lui donnant des debuffs de saut et de vitesse. Si il prend trop de pièges sans se rengrener avec un gigot de viande, c’est game over. <text:span text:style-name="T1">Le but secondaire du jeu est aussi de prendre le moins de piège possible. D’ailleurs, un compteur relié au nombre de pièges que le personnage s’est pris est affiché juste au dessus de lui. </text:span>Il peut également tomber dans le vide, ce qui le tuera également. Un Gary maléfique se balade aussi sur la map, il tient une lanterne et est inoffensif.</text:p>
        </text:list-header>
      </text:list>
      <text:p text:style-name="P3"/>
      <text:p text:style-name="P10"><text:span text:style-name="T2">Crédits</text:span>:</text:p>
      <text:p text:style-name="P10"/>
      <text:p text:style-name="P11"><text:span text:style-name="T5">Musique de fond : CodeManu, 26 Janvier 2015 via Opengameart (</text:span><text:a xlink:type="simple" xlink:href="https://opengameart.org/content/platformer-game-music-pack" text:style-name="Internet_20_link" text:visited-style-name="Visited_20_Internet_20_Link">https://opengameart.org/content/platformer-game-music-pack</text:a><text:span text:style-name="T5">)</text:span></text:p>
      <text:p text:style-name="P12"><text:span text:style-name="T5">E</text:span><text:span text:style-name="T4">ffets sonores : Logiciel RFXGen </text:span></text:p>
      <text:p text:style-name="P9"/>
      <text:p text:style-name="P5">Difficultés :</text:p>
      <text:p text:style-name="P3"/>
      <text:p text:style-name="P3">J’ai eu pas mal de difficultés aux niveau de la physique, de la vélocité et de la vitesse car les paramètres étaient compliqués à lier ensemble. <text:span text:style-name="T1">L’ennemi était aussi dur à implémenter et je n’ai pas réussi à lui faire donner des dégâts au joueur.</text:span></text:p>
      <text:p text:style-name="P3"/>
      <text:p text:style-name="P5">Améliorations ?</text:p>
      <text:p text:style-name="P3"/>
      <text:p text:style-name="P4">Augmenter la taille du niveau ou en faire plus.</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droid-sans" svg:font-family="droid-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4T18:00:09.298000000</meta:creation-date>
    <dc:date>2022-12-17T17:04:44.778000000</dc:date>
    <meta:editing-duration>PT48M8S</meta:editing-duration>
    <meta:editing-cycles>6</meta:editing-cycles>
    <meta:generator>LibreOffice/7.4.2.3$Windows_X86_64 LibreOffice_project/382eef1f22670f7f4118c8c2dd222ec7ad009daf</meta:generator>
    <meta:document-statistic meta:table-count="0" meta:image-count="0" meta:object-count="0" meta:page-count="1" meta:paragraph-count="10" meta:word-count="216" meta:character-count="1239" meta:non-whitespace-character-count="1032"/>
  </office:meta>
</office:document-meta>
</file>